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F4000000FAC0464E3788BA6F0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1cm, 3.814cm, 1.427cm, 3.817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5cm" draw:transform="rotate (0.785398163397448) translate (-5.299cm 7.073cm)">
          <draw:image xlink:href="Pictures/10000001000001F4000000FAC0464E3788BA6F09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5cm" draw:transform="rotate (0.785398163397448) translate (1.772cm 0.002cm)">
          <draw:image xlink:href="Pictures/10000001000001F4000000FAC0464E3788BA6F09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5cm" draw:transform="rotate (0.785398163397448) translate (-5.299cm 0.002cm)">
          <draw:image xlink:href="Pictures/10000001000001F4000000FAC0464E3788BA6F09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5cm" draw:transform="rotate (0.785398163397448) translate (1.772cm 7.073cm)">
          <draw:image xlink:href="Pictures/10000001000001F4000000FAC0464E3788BA6F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07cm" fo:page-height="7.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1T23:51:08.023000000</dc:date>
    <meta:editing-duration>PT50M51S</meta:editing-duration>
    <meta:editing-cycles>43</meta:editing-cycles>
    <meta:generator>LibreOffice/7.5.7.1$Windows_X86_64 LibreOffice_project/47eb0cf7efbacdee9b19ae25d6752381ede23126</meta:generator>
    <meta:document-statistic meta:object-count="4"/>
  </office:meta>
</office:document-meta>
</file>